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6a45e" officeooo:paragraph-rsid="0016a45e"/>
    </style:style>
    <style:style style:name="P3" style:family="paragraph" style:parent-style-name="Standard">
      <style:text-properties style:font-name="Arial" officeooo:rsid="001fe659" officeooo:paragraph-rsid="001fe659"/>
    </style:style>
    <style:style style:name="P4" style:family="paragraph" style:parent-style-name="Standard">
      <style:text-properties style:font-name="Arial" officeooo:rsid="00211865" officeooo:paragraph-rsid="00211865"/>
    </style:style>
    <style:style style:name="P5" style:family="paragraph" style:parent-style-name="Standard">
      <style:text-properties style:font-name="Arial" officeooo:rsid="00239bbd" officeooo:paragraph-rsid="00239bbd"/>
    </style:style>
    <style:style style:name="P6" style:family="paragraph" style:parent-style-name="Standard">
      <style:text-properties officeooo:paragraph-rsid="00211865"/>
    </style:style>
    <style:style style:name="P7" style:family="paragraph" style:parent-style-name="Text_20_body">
      <style:text-properties style:font-name="Arial"/>
    </style:style>
    <style:style style:name="P8" style:family="paragraph" style:parent-style-name="Text_20_body">
      <style:text-properties style:font-name="Arial" officeooo:rsid="00137475" officeooo:paragraph-rsid="00137475"/>
    </style:style>
    <style:style style:name="P9" style:family="paragraph" style:parent-style-name="Text_20_body">
      <style:text-properties style:font-name="Arial" officeooo:rsid="0016a45e" officeooo:paragraph-rsid="0016a45e"/>
    </style:style>
    <style:style style:name="P10" style:family="paragraph" style:parent-style-name="Text_20_body" style:list-style-name="L3">
      <style:text-properties style:font-name="Arial" officeooo:paragraph-rsid="001d45b5"/>
    </style:style>
    <style:style style:name="P11" style:family="paragraph" style:parent-style-name="Text_20_body" style:list-style-name="L3">
      <style:text-properties officeooo:paragraph-rsid="001d45b5"/>
    </style:style>
    <style:style style:name="T1" style:family="text">
      <style:text-properties style:font-name="Arial"/>
    </style:style>
    <style:style style:name="T2" style:family="text">
      <style:text-properties style:font-name="Arial" officeooo:rsid="0016a45e"/>
    </style:style>
    <style:style style:name="T3" style:family="text">
      <style:text-properties style:font-name="Arial" officeooo:rsid="00211865"/>
    </style:style>
    <style:style style:name="T4" style:family="text">
      <style:text-properties officeooo:rsid="00203371"/>
    </style:style>
    <style:style style:name="T5" style:family="text">
      <style:text-properties officeooo:rsid="0024cdf3"/>
    </style:style>
    <style:style style:name="T6" style:family="text">
      <style:text-properties officeooo:rsid="0026b2d0"/>
    </style:style>
    <style:style style:name="T7" style:family="text">
      <style:text-properties officeooo:rsid="002815e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Zusammenfassung grüner Gentechnik:</text:p>
      <text:p text:style-name="P7">Die grüne Gentechnik ist ein Teilbereich der Gentechnik, der sich mit der Anwendung von gentechnischen Methoden in der Landwirtschaft und in der Pflanzenzüchtung befasst. Sie umfasst die Veränderung von Pflanzengenomen durch Einfügen, Löschen oder Modifizieren von Genen, um bestimmte Eigenschaften zu erzielen.</text:p>
      <text:p text:style-name="P7">Ein Beispiel für die Anwendung von grüner Gentechnik ist die Entwicklung von genetisch veränderten Pflanzen, die resistenter gegen Schädlinge und Krankheiten sind. Dies kann dazu beitragen, den Bedarf an Pestiziden zu verringern und die Ernteerträge zu erhöhen. Andere Anwendungen der grünen Gentechnik umfassen die Verbesserung der Nährstoffaufnahme von Pflanzen, die Erhöhung der Trockenheitstoleranz und die Verringerung der Abhängigkeit von Düngemitteln.</text:p>
      <text:p text:style-name="P7">Die grüne Gentechnik ist ein umstrittenes Thema und hat sowohl Befürworter als auch Gegner. Einige Leute glauben, dass sie ein wichtiges Werkzeug zur Lösung globaler Herausforderungen wie Hunger und Klimawandel sein kann, während andere Bedenken hinsichtlich möglicher Auswirkungen auf die Umwelt und die menschliche Gesundheit haben. Es ist wichtig, die Vor- und Nachteile der grünen Gentechnik sorgfältig zu berücksichtigen und sicherzustellen, dass die Anwendung dieser Technologie sorgfältig reguliert und überwacht wird.</text:p>
      <text:p text:style-name="P1"/>
      <text:p text:style-name="P1"/>
      <text:p text:style-name="P2">Probleme in der Grünen Gentechnik:</text:p>
      <text:p text:style-name="P2"/>
      <text:p text:style-name="P9">Das größte Problemfeld der grünen Gentechnik ist wahrscheinlich die mögliche Auswirkung auf die Umwelt und die menschliche Gesundheit. Es gibt Bedenken hinsichtlich möglicher Risiken, die sich aus der Veränderung der Genome von Pflanzen ergeben können, wie zum Beispiel die Ausbreitung von genetisch veränderten Organismen (GVO) in die Wildnis und die Auswirkungen auf die natürliche biologische Vielfalt. Es gibt auch Bedenken hinsichtlich möglicher Risiken für die menschliche Gesundheit, wenn genetisch veränderte Pflanzen in unserer Nahrungskette verzehrt werden.</text:p>
      <text:p text:style-name="P7">Ein weiteres Problemfeld ist die Regulierung der grünen Gentechnik. Es gibt unterschiedliche Ansichten darüber, wie die Anwendung dieser Technologie reguliert werden sollte, und es gibt Bedenken hinsichtlich möglicher Interessenkonflikte und mangelnder Transparenz in Bezug auf die Anwendung der grünen Gentechnik.</text:p>
      <text:p text:style-name="P7">Es ist wichtig, dass die Anwendung der grünen Gentechnik sorgfältig geprüft und reguliert wird, um sicherzustellen, dass mögliche Risiken für die Umwelt und die menschliche Gesundheit minimiert werden. Es ist auch wichtig, dass die Öffentlichkeit auf eine transparente und verständliche Weise über die Anwendung der grünen Gentechnik informiert wird und dass alle betroffenen Interessengruppen in die Entscheidungsfindung einbezogen werden.</text:p>
      <text:p text:style-name="P2"><text:soft-page-break/></text:p>
      <text:list xml:id="list3568784001" text:style-name="L3">
        <text:list-item>
          <text:p text:style-name="P11"><text:span text:style-name="T2">Problembenennung: Das Problem der grünen Gentechnik ist die mögliche Auswirkung auf die Umwelt und die menschliche Gesundheit, sowie die Regulierung der Anwendung dieser Technologie.</text:span></text:p>
        </text:list-item>
        <text:list-item>
          <text:p text:style-name="P11"><text:span text:style-name="T1">Problemanalyse: Um das Problem der grünen Gentechnik umfassend zu analysieren, müsste man die potenziellen Auswirkungen der Veränderung der Genome von Pflanzen auf die Umwelt und die menschliche Gesundheit untersuchen, sowie die Regulierungsmechanismen, die derzeit in place sind, um diese Auswirkungen zu minimieren.</text:span></text:p>
        </text:list-item>
        <text:list-item>
          <text:p text:style-name="P11"><text:span text:style-name="T1">Prüfung des Problems hinsichtlich Realisierungsmöglichkeiten: Um das Problem der grünen Gentechnik anzugehen, müsste man sicherstellen, dass die Regulierung der Anwendung dieser Technologie effektiv ist und dass es ausreichende Maßnahmen gibt, um mögliche Risiken für die Umwelt und die menschliche Gesundheit zu minimieren.</text:span></text:p>
        </text:list-item>
        <text:list-item>
          <text:p text:style-name="P11"><text:span text:style-name="T1">Prüfung des Problems hinsichtlich der Verantwortbarkeit: Die Verantwortbarkeit der grünen Gentechnik ist ein komplexes Thema und es gibt sowohl Befürworter als auch Gegner dieser Technologie. Einige Leute glauben, dass die grüne Gentechnik ein wichtiges Werkzeug zur Lösung globaler Herausforderungen wie Hunger und Klimawandel sein kann und dass sie zu einer nachhaltigeren Landwirtschaft beitragen kann, indem sie zum Beispiel den Bedarf an Pestiziden verringert. Andere Leute haben Bedenken hinsichtlich möglicher Risiken für die Umwelt und die menschliche Gesundheit und glauben, dass die grüne Gentechnik eine Bedrohung für die natürliche biologische Vielfalt darstellen kann. </text:span></text:p>
        </text:list-item>
        <text:list-item>
          <text:p text:style-name="P11"><text:span text:style-name="T1">Vorläufige Entscheidung: Eine mögliche vorläufige ethische Entscheidung könnte sein, dass die grüne Gentechnik unter bestimmten Bedingungen verantwortlich eingesetzt werden kann, um globalen Herausforderungen wie Hunger und Klimawandel zu begegnen. Allerdings müsste man sicherstellen, dass die Anwendung dieser Technologie sorgfältig geprüft und reguliert wird, um mögliche Risiken für die Umwelt und die menschliche Gesundheit zu minimieren. Es müsste auch sichergestellt werden, dass alle betroffenen Interessengruppen in die Entscheidungsfindung einbezogen werden und dass die Entscheidungen transparent und verantwortlich getroffen werden.</text:span></text:p>
        </text:list-item>
        <text:list-item>
          <text:p text:style-name="P11"><text:span text:style-name="T1">Überprüfung der Entscheidung: Die grüne Gentechnik kann dazu beitragen, wichtige globale Herausforderungen anzugehen und zu einer nachhaltigeren Landwirtschaft beizutragen. Es gibt jedoch Bedenken hinsichtlich möglicher Risiken für die Umwelt und die menschliche Gesundheit sowie die Auswirkungen auf die natürliche biologische Vielfalt. Daher ist es wichtig, dass die Anwendung der grünen Gentechnik sorgfältig geprüft und reguliert wird und dass alle betroffenen Interessengruppen in die Entscheidungsfindung einbezogen werden.</text:span></text:p>
        </text:list-item>
        <text:list-item>
          <text:p text:style-name="P10">Endgültige Entscheidung: Eine mögliche abschließende Entscheidung könnte sein, <text:soft-page-break/>dass die grüne Gentechnik und genmodifizierte Pflanzen unter bestimmten Bedingungen erlaubt sein sollten, um globalen Herausforderungen wie Hunger und Klimawandel zu begegnen und zu einer nachhaltigeren Landwirtschaft beizutragen. Allerdings müssten strenge Regelungen und Sicherheitsmaßnahmen getroffen werden, um mögliche Risiken für die Umwelt und die menschliche Gesundheit zu minimieren und die Auswirkungen auf die natürliche biologische Vielfalt zu berücksichtigen. Es wäre auch wichtig, dass alle betroffenen Interessengruppen in die Entscheidungsfindung einbezogen werden und dass die Entscheidungen transparent und verantwortlich getroffen werden. </text:p>
        </text:list-item>
      </text:list>
      <text:p text:style-name="P2"/>
      <text:p text:style-name="P2"/>
      <text:p text:style-name="P3">Rechtliche Lage in Deutschland:</text:p>
      <text:p text:style-name="P3">Grundsätzlich sind Gentechnsich Veränderte Organismen (z.B. Pflanzen) verboten, außer, wenn der herrsteller diese beim Verbraucherschutz anmeldet und eine Ausarbeitung über die Sicherheit und die laufende Kontrolle dieser vorlegt.</text:p>
      <text:p text:style-name="P3">Dies alles wird im Gen<text:span text:style-name="T4">T</text:span>echnik Gesetz (GenTG) festgehalten.</text:p>
      <text:p text:style-name="P4">$34 des GenTG besagt:</text:p>
      <text:p text:style-name="P6"><text:span text:style-name="T3">„</text:span>(1) Ist der Schaden durch gentechnisch veränderte Organismen verursacht worden, so wird vermutet, daß er durch Eigenschaften dieser Organismen verursacht wurde, die auf gentechnischen Arbeiten beruhen.</text:p>
      <text:p text:style-name="Standard">(2) Die Vermutung ist entkräftet, wenn es wahrscheinlich ist, daß der Schaden auf anderen Eigenschaften dieser Organismen beruht.“</text:p>
      <text:p text:style-name="Standard"/>
      <text:p text:style-name="P5">Dies <text:span text:style-name="T5">steht in direktem Kontrast mit Art. 48 der Grundrechte der Europäischen Union </text:span><text:span text:style-name="T6">und Art. 11 der Menschenrechte, die beide </text:span><text:span text:style-name="T7">die Unschuldsvermutung darlegen. Unschuldsvermutung ist das Juristische Konzept, dass jeder Mensch unschuldig ist, bis das gegenteil bewiesen wird.</text:span></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1T09:29:35.109000000</dc:date>
    <meta:editing-duration>PT1H9M54S</meta:editing-duration>
    <meta:editing-cycles>22</meta:editing-cycles>
    <meta:generator>LibreOffice/7.1.0.3$Windows_X86_64 LibreOffice_project/f6099ecf3d29644b5008cc8f48f42f4a40986e4c</meta:generator>
    <meta:document-statistic meta:table-count="0" meta:image-count="0" meta:object-count="0" meta:page-count="3" meta:paragraph-count="22" meta:word-count="921" meta:character-count="7056" meta:non-whitespace-character-count="6162"/>
  </office:meta>
</office:document-meta>
</file>